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uk" fo:country="UA" style:font-size-asian="14pt" style:font-size-complex="14pt"/>
    </style:style>
    <style:style style:name="P3" style:family="paragraph" style:parent-style-name="Standard" style:list-style-name="L1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size="14pt" fo:language="uk" fo:country="UA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size="14pt" fo:language="uk" fo:country="UA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language="uk" fo:country="UA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Times New Roman1" fo:font-size="14pt" fo:letter-spacing="normal" fo:font-style="italic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Times New Roman1" fo:font-size="14pt" fo:letter-spacing="normal" fo:font-style="italic" fo:font-weight="bold" style:font-weight-asian="normal" style:font-weight-complex="normal"/>
    </style:style>
    <style:style style:name="T11" style:family="text">
      <style:text-properties fo:font-variant="normal" fo:text-transform="none" fo:color="#000000" style:font-name="Times New Roman1" fo:font-size="14pt" fo:letter-spacing="normal" fo:font-style="italic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4" style:family="text">
      <style:text-properties fo:font-variant="normal" fo:text-transform="none" style:font-name="Times New Roman1" fo:font-size="14pt" fo:letter-spacing="normal" fo:font-style="normal" fo:font-weight="normal" style:font-weight-asian="normal" style:font-weight-complex="normal"/>
    </style:style>
    <style:style style:name="T15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9.4</text:span><text:span text:style-name="T2"> </text:span><text:span text:style-name="T4">Т</text:span><text:span text:style-name="T10">ермін ідентифікація </text:span><text:span text:style-name="T12">використовується в двох значеннях: </text:span><text:a xlink:type="simple" xlink:href="http://asyan.org/potra/Заключний+акорд+шкільної+симфоніїa/main.html"><text:span text:style-name="T14">по-перше</text:span></text:a><text:span text:style-name="T12">, це</text:span><text:span text:style-name="T9">процедура присвоєння ідентифікатора</text:span><text:span text:style-name="T13"> </text:span><text:span text:style-name="T12">об”єуту КС, а по-друге, це </text:span><text:span text:style-name="T9">процедура встановлення відповідност</text:span><text:span text:style-name="T12">і між об”єктом та його ідентифікатором, тобто процедура впізнання.</text:span><text:span text:style-name="T11">Ідентифікатор</text:span><text:span text:style-name="T13"> – </text:span><text:span text:style-name="T9">це певний уніуальний образ, ім”я чи число</text:span><text:span text:style-name="T12">.</text:span><text:span text:style-name="T8"><text:line-break/><text:line-break/></text:span><text:span text:style-name="T10">Автентифікація</text:span><text:span text:style-name="T13"> – </text:span><text:span text:style-name="T12">це процедура перевірки належності пред”явленого ідентифікатора об”єкту КС, тобто встановлення чи підтвердження дійсності, ще – перевірка, чи об”єкт, що перевіряється, або суб”єкт справді тим, за кого він себе видає.</text:span></text:p>
      <text:p text:style-name="Standard"><text:span text:style-name="T8"><text:line-break/>К</text:span><text:span text:style-name="T12">інцева мета ІА – допуск об”єкта до інформації обмеженого користування у випадку позитивного результату перевірки чи відмова в допуску у випадку негативного результату.</text:span></text:p>
      <text:p text:style-name="Standard"><text:span text:style-name="T12"><text:s/><text:tab/></text:span></text:p>
      <text:p text:style-name="P6"><text:span text:style-name="T15">Обычно методы аутентификации классифицируют по используемым средствам. В этом случае указанные методы делят на четыре группы:</text:span></text:p>
      <text:p text:style-name="P7">1. <text:s text:c="2"/>Основанные на знании лицом, имеющим право на доступ к ресурсам системы, некоторой секретной информации – пароля.</text:p>
      <text:p text:style-name="P7">2. <text:s text:c="2"/>Основанные на использовании уникального предмета: жетона, электронной карточки и др.</text:p>
      <text:p text:style-name="P7">3. <text:s text:c="2"/>Основанные на измерении биометрических параметров человека – физиологических или поведенческих атрибутах живого организма.</text:p>
      <text:p text:style-name="P7">4. <text:s text:c="2"/>Основанные на информации, ассоциированной с пользователем, например, с его координатами.</text:p>
      <text:p text:style-name="Standard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24:43</dc:date>
    <dc:creator>mark </dc:creator>
    <meta:editing-duration>PT37M39S</meta:editing-duration>
    <meta:editing-cycles>45</meta:editing-cycles>
    <meta:document-statistic meta:table-count="0" meta:image-count="0" meta:object-count="0" meta:page-count="1" meta:paragraph-count="8" meta:word-count="158" meta:character-count="1250" meta:non-whitespace-character-count="1087"/>
  </office:meta>
</office:document-meta>
</file>